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9" style:family="graphic" style:parent-style-name="standard">
      <style:graphic-properties svg:stroke-width="0.025cm" svg:stroke-color="#000000" draw:marker-start="" draw:marker-start-width="0.237cm" draw:marker-end="Arrow" draw:marker-end-width="0.237cm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08cm"/>
    </style:style>
    <style:style style:name="gr1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ackageName" draw:style-name="gr1" draw:text-style-name="P2" draw:layer="layout" svg:width="4cm" svg:height="2.87cm" svg:x="8.684cm" svg:y="1.127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Networking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PackageName" draw:style-name="gr2" draw:text-style-name="P2" xml:id="id3" draw:id="id3" draw:layer="layout" svg:width="4cm" svg:height="2.87cm" svg:x="8.875cm" svg:y="18.34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User Interface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PackageName" draw:style-name="gr3" draw:text-style-name="P2" draw:layer="layout" svg:width="4cm" svg:height="2.87cm" svg:x="1.763cm" svg:y="12.176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Sound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PackageName" draw:style-name="gr4" draw:text-style-name="P2" draw:layer="layout" svg:width="4cm" svg:height="2.87cm" svg:x="7.541cm" svg:y="12.176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Graphics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PackageName" draw:style-name="gr5" draw:text-style-name="P2" xml:id="id2" draw:id="id2" draw:layer="layout" svg:width="4cm" svg:height="2.87cm" svg:x="12.367cm" svg:y="12.176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Player Input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PackageName" draw:style-name="gr6" draw:text-style-name="P2" xml:id="id1" draw:id="id1" draw:layer="layout" svg:width="4cm" svg:height="2.87cm" svg:x="17.193cm" svg:y="12.176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AI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line draw:style-name="gr7" draw:text-style-name="P3" draw:layer="layout" svg:x1="9.89cm" svg:y1="18.399cm" svg:x2="4.493cm" svg:y2="15.046cm">
          <text:p/>
        </draw:line>
        <draw:custom-shape draw:name="PackageName" draw:style-name="gr8" draw:text-style-name="P2" draw:layer="layout" svg:width="10.922cm" svg:height="2.87cm" svg:x="6.08cm" svg:y="6.766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Game Data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line draw:style-name="gr7" draw:text-style-name="P3" draw:layer="layout" svg:x1="8.62cm" svg:y1="9.636cm" svg:x2="4.556cm" svg:y2="12.049cm">
          <text:p/>
        </draw:line>
        <draw:line draw:style-name="gr7" draw:text-style-name="P3" draw:layer="layout" svg:x1="10.906cm" svg:y1="9.636cm" svg:x2="9.763cm" svg:y2="12.176cm">
          <text:p/>
        </draw:line>
        <draw:line draw:style-name="gr7" draw:text-style-name="P3" draw:layer="layout" svg:x1="14.335cm" svg:y1="12.176cm" svg:x2="13.319cm" svg:y2="9.763cm">
          <text:p/>
        </draw:line>
        <draw:line draw:style-name="gr7" draw:text-style-name="P3" draw:layer="layout" svg:x1="16.24cm" svg:y1="9.636cm" svg:x2="18.907cm" svg:y2="12.176cm">
          <text:p/>
        </draw:line>
        <draw:connector draw:style-name="gr9" draw:text-style-name="P3" draw:layer="layout" draw:line-skew="1.708cm" svg:x1="19.193cm" svg:y1="15.046cm" svg:x2="14.367cm" svg:y2="15.046cm" draw:start-shape="id1" draw:start-glue-point="2" draw:end-shape="id2" draw:end-glue-point="2" svg:d="M19193 15046v2210h-4826v-2210" svg:viewBox="0 0 4827 2211">
          <text:p/>
        </draw:connector>
        <draw:connector draw:style-name="gr10" draw:text-style-name="P3" draw:layer="layout" svg:x1="10.875cm" svg:y1="18.348cm" svg:x2="14.367cm" svg:y2="15.046cm" draw:start-shape="id3" draw:start-glue-point="0" draw:end-shape="id2" draw:end-glue-point="2" svg:d="M10875 18348v-1650h3492v-1652" svg:viewBox="0 0 3493 3303">
          <text:p/>
        </draw:connector>
        <draw:line draw:style-name="gr11" draw:text-style-name="P3" draw:layer="layout" svg:x1="10.525cm" svg:y1="18.272cm" svg:x2="9.89cm" svg:y2="15.224cm">
          <text:p/>
        </draw:line>
        <draw:line draw:style-name="gr11" draw:text-style-name="P3" draw:layer="layout" svg:x1="10.652cm" svg:y1="6.588cm" svg:x2="10.652cm" svg:y2="4.048cm">
          <text:p/>
        </draw:line>
        <draw:frame draw:style-name="gr12" draw:layer="layout" svg:width="6.731cm" svg:height="0.962cm" svg:x="1.128cm" svg:y="0.238cm">
          <draw:text-box>
            <text:p>Modules:</text:p>
          </draw:text-box>
        </draw:frame>
      </draw:page>
      <draw:page draw:name="page2" draw:style-name="dp1" draw:master-page-name="Default">
        <draw:custom-shape draw:name="PackageName" draw:style-name="gr13" draw:text-style-name="P2" draw:layer="layout" svg:width="4cm" svg:height="1.981cm" svg:x="5.509cm" svg:y="3.21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Networking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PackageName" draw:style-name="gr14" draw:text-style-name="P2" draw:layer="layout" svg:width="4cm" svg:height="2.87cm" svg:x="9.954cm" svg:y="1.305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Sound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PackageName" draw:style-name="gr15" draw:text-style-name="P2" draw:layer="layout" svg:width="4cm" svg:height="12.776cm" svg:x="1cm" svg:y="1.305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Graphics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PackageName" draw:style-name="gr16" draw:text-style-name="P2" draw:layer="layout" svg:width="4cm" svg:height="1.651cm" svg:x="5.509cm" svg:y="1.381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Player Input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PackageName" draw:style-name="gr17" draw:text-style-name="P2" draw:layer="layout" svg:width="4cm" svg:height="8.204cm" svg:x="14.526cm" svg:y="1.305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AI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PackageName" draw:style-name="gr18" draw:text-style-name="P2" draw:layer="layout" svg:width="4.191cm" svg:height="2.87cm" svg:x="5.572cm" svg:y="5.496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Game Data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frame draw:style-name="gr12" draw:layer="layout" svg:width="6.731cm" svg:height="0.962cm" svg:x="1.127cm" svg:y="0.238cm">
          <draw:text-box>
            <text:p>Threads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20:17:10.476078953</meta:creation-date>
    <dc:date>2015-08-12T20:29:54.255046367</dc:date>
    <meta:editing-duration>PT2M51S</meta:editing-duration>
    <meta:editing-cycles>3</meta:editing-cycles>
    <meta:generator>LibreOffice/4.2.8.2$Linux_x86 LibreOffice_project/420m0$Build-2</meta:generator>
    <meta:document-statistic meta:object-count="24"/>
  </office:meta>
</office:document-meta>
</file>